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fo:font-weight="normal" officeooo:rsid="000cdd32" officeooo:paragraph-rsid="0012ec8a" style:font-weight-asian="normal" style:font-weight-complex="normal"/>
    </style:style>
    <style:style style:name="P2" style:family="paragraph" style:parent-style-name="Standard">
      <style:text-properties fo:language="de" fo:country="DE" fo:font-weight="normal" officeooo:rsid="0012ec8a" officeooo:paragraph-rsid="0012ec8a" style:font-weight-asian="normal" style:font-weight-complex="normal"/>
    </style:style>
    <style:style style:name="P3" style:family="paragraph" style:parent-style-name="Text_20_body">
      <style:text-properties officeooo:paragraph-rsid="0014c3b7"/>
    </style:style>
    <style:style style:name="P4" style:family="paragraph" style:parent-style-name="Text_20_body">
      <style:text-properties officeooo:paragraph-rsid="001583a6"/>
    </style:style>
    <style:style style:name="P5" style:family="paragraph" style:parent-style-name="Text_20_body">
      <style:text-properties officeooo:paragraph-rsid="0015d392"/>
    </style:style>
    <style:style style:name="P6" style:family="paragraph" style:parent-style-name="Text_20_body">
      <style:text-properties officeooo:rsid="00181224" officeooo:paragraph-rsid="00181224"/>
    </style:style>
    <style:style style:name="P7" style:family="paragraph" style:parent-style-name="Text_20_body">
      <style:text-properties officeooo:paragraph-rsid="001cd360"/>
    </style:style>
    <style:style style:name="P8" style:family="paragraph" style:parent-style-name="Text_20_body">
      <style:text-properties fo:language="de" fo:country="DE" fo:font-weight="normal" officeooo:rsid="0012ec8a" officeooo:paragraph-rsid="0014c3b7" style:font-weight-asian="normal" style:font-weight-complex="normal"/>
    </style:style>
    <style:style style:name="P9" style:family="paragraph" style:parent-style-name="Text_20_body">
      <style:text-properties fo:language="de" fo:country="DE" fo:font-weight="normal" officeooo:rsid="0012ec8a" officeooo:paragraph-rsid="001516d8" style:font-weight-asian="normal" style:font-weight-complex="normal"/>
    </style:style>
    <style:style style:name="P10" style:family="paragraph" style:parent-style-name="Text_20_body">
      <style:text-properties fo:language="de" fo:country="DE" fo:font-weight="normal" officeooo:rsid="0012ec8a" officeooo:paragraph-rsid="0015d392" style:font-weight-asian="normal" style:font-weight-complex="normal"/>
    </style:style>
    <style:style style:name="P11" style:family="paragraph" style:parent-style-name="Text_20_body">
      <style:text-properties fo:language="de" fo:country="DE" fo:font-weight="normal" officeooo:rsid="00181224" officeooo:paragraph-rsid="00181224" style:font-weight-asian="normal" style:font-weight-complex="normal"/>
    </style:style>
    <style:style style:name="P12" style:family="paragraph" style:parent-style-name="Text_20_body">
      <style:text-properties fo:language="de" fo:country="DE" fo:font-weight="normal" officeooo:rsid="00176dc5" officeooo:paragraph-rsid="005009b3" style:font-weight-asian="normal" style:font-weight-complex="normal"/>
    </style:style>
    <style:style style:name="P13" style:family="paragraph" style:parent-style-name="Text_20_body">
      <style:text-properties fo:language="de" fo:country="DE" fo:font-weight="normal" officeooo:rsid="006067da" officeooo:paragraph-rsid="006067da" style:font-weight-asian="normal" style:font-weight-complex="normal"/>
    </style:style>
    <style:style style:name="P14" style:family="paragraph" style:parent-style-name="Text_20_body">
      <style:text-properties fo:language="de" fo:country="DE" fo:font-style="italic" fo:font-weight="normal" officeooo:rsid="00515018" officeooo:paragraph-rsid="00548bab" style:font-style-asian="italic" style:font-weight-asian="normal" style:font-style-complex="italic" style:font-weight-complex="normal"/>
    </style:style>
    <style:style style:name="P15" style:family="paragraph" style:parent-style-name="Text_20_body">
      <style:text-properties fo:language="de" fo:country="DE" fo:font-style="italic" fo:font-weight="normal" officeooo:rsid="006067da" officeooo:paragraph-rsid="006067da"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rsid="001defd5" officeooo:paragraph-rsid="001defd5" style:font-weight-asian="normal" style:font-weight-complex="normal"/>
    </style:style>
    <style:style style:name="P18" style:family="paragraph" style:parent-style-name="Text_20_body">
      <style:text-properties fo:font-weight="normal" officeooo:rsid="001defd5" officeooo:paragraph-rsid="002dc453" style:font-weight-asian="normal" style:font-weight-complex="normal"/>
    </style:style>
    <style:style style:name="P19" style:family="paragraph" style:parent-style-name="Text_20_body">
      <style:text-properties fo:font-weight="normal" officeooo:rsid="0021a927" officeooo:paragraph-rsid="0021a927" style:font-weight-asian="normal" style:font-weight-complex="normal"/>
    </style:style>
    <style:style style:name="P20" style:family="paragraph" style:parent-style-name="Text_20_body">
      <style:text-properties fo:font-weight="normal" officeooo:rsid="0021b4c5" officeooo:paragraph-rsid="0021b4c5" style:font-weight-asian="normal" style:font-weight-complex="normal"/>
    </style:style>
    <style:style style:name="P21" style:family="paragraph" style:parent-style-name="Text_20_body">
      <style:text-properties fo:font-weight="normal" officeooo:rsid="002337c8" officeooo:paragraph-rsid="002337c8" style:font-weight-asian="normal" style:font-weight-complex="normal"/>
    </style:style>
    <style:style style:name="P22" style:family="paragraph" style:parent-style-name="Text_20_body">
      <style:text-properties fo:font-weight="normal" officeooo:rsid="002525e3" officeooo:paragraph-rsid="002525e3" style:font-weight-asian="normal" style:font-weight-complex="normal"/>
    </style:style>
    <style:style style:name="P23" style:family="paragraph" style:parent-style-name="Text_20_body">
      <style:text-properties fo:font-weight="normal" officeooo:rsid="002ca243" officeooo:paragraph-rsid="002dc453" style:font-weight-asian="normal" style:font-weight-complex="normal"/>
    </style:style>
    <style:style style:name="P24" style:family="paragraph" style:parent-style-name="Text_20_body">
      <style:text-properties fo:font-weight="normal" officeooo:rsid="002ca243" officeooo:paragraph-rsid="00565fd5" style:font-weight-asian="normal" style:font-weight-complex="normal"/>
    </style:style>
    <style:style style:name="P25" style:family="paragraph" style:parent-style-name="Text_20_body">
      <style:text-properties fo:font-weight="normal" officeooo:rsid="00309da9" officeooo:paragraph-rsid="00309da9" style:font-weight-asian="normal" style:font-weight-complex="normal"/>
    </style:style>
    <style:style style:name="P26" style:family="paragraph" style:parent-style-name="Text_20_body">
      <style:text-properties fo:font-weight="normal" officeooo:rsid="00371b67" officeooo:paragraph-rsid="0039f8be" style:font-weight-asian="normal" style:font-weight-complex="normal"/>
    </style:style>
    <style:style style:name="P27" style:family="paragraph" style:parent-style-name="Text_20_body">
      <style:text-properties fo:font-weight="normal" officeooo:rsid="00204baf" officeooo:paragraph-rsid="00204baf" style:font-weight-asian="normal" style:font-weight-complex="normal"/>
    </style:style>
    <style:style style:name="P28" style:family="paragraph" style:parent-style-name="Text_20_body">
      <style:text-properties fo:font-weight="normal" officeooo:rsid="00204baf" officeooo:paragraph-rsid="003af9fb" style:font-weight-asian="normal" style:font-weight-complex="normal"/>
    </style:style>
    <style:style style:name="P29" style:family="paragraph" style:parent-style-name="Text_20_body">
      <style:text-properties fo:font-weight="normal" officeooo:rsid="00204baf" officeooo:paragraph-rsid="003e4630" style:font-weight-asian="normal" style:font-weight-complex="normal"/>
    </style:style>
    <style:style style:name="P30" style:family="paragraph" style:parent-style-name="Text_20_body">
      <style:text-properties fo:font-weight="normal" officeooo:rsid="003af9fb" officeooo:paragraph-rsid="003af9fb" style:font-weight-asian="normal" style:font-weight-complex="normal"/>
    </style:style>
    <style:style style:name="P31" style:family="paragraph" style:parent-style-name="Text_20_body">
      <style:text-properties fo:font-weight="normal" officeooo:rsid="003af9fb" officeooo:paragraph-rsid="003cb2b2" style:font-weight-asian="normal" style:font-weight-complex="normal"/>
    </style:style>
    <style:style style:name="P32" style:family="paragraph" style:parent-style-name="Text_20_body">
      <style:text-properties fo:font-weight="normal" officeooo:rsid="0040be37" officeooo:paragraph-rsid="00415e84" style:font-weight-asian="normal" style:font-weight-complex="normal"/>
    </style:style>
    <style:style style:name="P33" style:family="paragraph" style:parent-style-name="Text_20_body">
      <style:text-properties fo:font-weight="normal" officeooo:rsid="0042f2bb" officeooo:paragraph-rsid="0044e1c0" style:font-weight-asian="normal" style:font-weight-complex="normal"/>
    </style:style>
    <style:style style:name="P34" style:family="paragraph" style:parent-style-name="Text_20_body">
      <style:text-properties fo:font-weight="normal" officeooo:rsid="004d8dfe" officeooo:paragraph-rsid="004d8dfe" style:font-weight-asian="normal" style:font-weight-complex="normal"/>
    </style:style>
    <style:style style:name="P35" style:family="paragraph" style:parent-style-name="Text_20_body">
      <style:text-properties fo:font-weight="normal" officeooo:paragraph-rsid="0035ec13" style:font-weight-asian="normal" style:font-weight-complex="normal"/>
    </style:style>
    <style:style style:name="P36" style:family="paragraph" style:parent-style-name="Text_20_body">
      <style:text-properties officeooo:rsid="002337c8" officeooo:paragraph-rsid="002337c8"/>
    </style:style>
    <style:style style:name="P37" style:family="paragraph" style:parent-style-name="Text_20_body">
      <style:text-properties officeooo:rsid="002525e3" officeooo:paragraph-rsid="002525e3"/>
    </style:style>
    <style:style style:name="P38" style:family="paragraph" style:parent-style-name="Text_20_body">
      <style:text-properties officeooo:paragraph-rsid="002ca243"/>
    </style:style>
    <style:style style:name="P39" style:family="paragraph" style:parent-style-name="Text_20_body">
      <style:text-properties officeooo:paragraph-rsid="002dc453"/>
    </style:style>
    <style:style style:name="P40" style:family="paragraph" style:parent-style-name="Text_20_body">
      <style:text-properties officeooo:paragraph-rsid="0031265a"/>
    </style:style>
    <style:style style:name="P41" style:family="paragraph" style:parent-style-name="Text_20_body">
      <style:text-properties officeooo:paragraph-rsid="0035ec13"/>
    </style:style>
    <style:style style:name="P42" style:family="paragraph" style:parent-style-name="Text_20_body">
      <style:text-properties officeooo:paragraph-rsid="003cb2b2"/>
    </style:style>
    <style:style style:name="P43" style:family="paragraph" style:parent-style-name="Text_20_body">
      <style:text-properties officeooo:rsid="0015d392" officeooo:paragraph-rsid="0015d392"/>
    </style:style>
    <style:style style:name="P44" style:family="paragraph" style:parent-style-name="Text_20_body">
      <style:text-properties officeooo:rsid="005009b3" officeooo:paragraph-rsid="00548bab"/>
    </style:style>
    <style:style style:name="P45" style:family="paragraph" style:parent-style-name="Text_20_body">
      <style:text-properties officeooo:paragraph-rsid="00565fd5"/>
    </style:style>
    <style:style style:name="P46" style:family="paragraph" style:parent-style-name="Heading_20_1">
      <style:text-properties fo:font-weight="normal" style:font-weight-asian="normal" style:font-weight-complex="normal"/>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fo:break-before="page"/>
    </style:style>
    <style:style style:name="P49" style:family="paragraph" style:parent-style-name="Heading_20_3">
      <style:text-properties fo:font-weight="normal" style:font-weight-asian="normal" style:font-weight-complex="normal"/>
    </style:style>
    <style:style style:name="P50" style:family="paragraph" style:parent-style-name="Heading_20_3" style:list-style-name="">
      <style:text-properties fo:font-weight="normal" style:font-weight-asian="normal" style:font-weight-complex="normal"/>
    </style:style>
    <style:style style:name="P51" style:family="paragraph" style:parent-style-name="Heading_20_3">
      <style:text-properties fo:font-weight="normal" officeooo:rsid="002337c8" officeooo:paragraph-rsid="0021b4c5" style:font-weight-asian="normal" style:font-weight-complex="normal"/>
    </style:style>
    <style:style style:name="P52" style:family="paragraph" style:parent-style-name="Heading_20_3">
      <style:paragraph-properties fo:break-before="page"/>
      <style:text-properties fo:font-weight="normal" style:font-weight-asian="normal" style:font-weight-complex="normal"/>
    </style:style>
    <style:style style:name="T1" style:family="text">
      <style:text-properties officeooo:rsid="00146996"/>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language="de" fo:country="DE" fo:font-weight="normal" officeooo:rsid="0012ec8a" style:font-weight-asian="normal" style:font-weight-complex="normal"/>
    </style:style>
    <style:style style:name="T5" style:family="text">
      <style:text-properties fo:language="de" fo:country="DE" fo:font-weight="normal" officeooo:rsid="0014c3b7" style:font-weight-asian="normal" style:font-weight-complex="normal"/>
    </style:style>
    <style:style style:name="T6" style:family="text">
      <style:text-properties fo:language="de" fo:country="DE" fo:font-weight="normal" officeooo:rsid="001583a6" style:font-weight-asian="normal" style:font-weight-complex="normal"/>
    </style:style>
    <style:style style:name="T7" style:family="text">
      <style:text-properties fo:language="de" fo:country="DE" fo:font-weight="normal" officeooo:rsid="0015d392" style:font-weight-asian="normal" style:font-weight-complex="normal"/>
    </style:style>
    <style:style style:name="T8" style:family="text">
      <style:text-properties fo:language="de" fo:country="DE" fo:font-weight="normal" officeooo:rsid="00176dc5" style:font-weight-asian="normal" style:font-weight-complex="normal"/>
    </style:style>
    <style:style style:name="T9" style:family="text">
      <style:text-properties fo:language="de" fo:country="DE" fo:font-weight="normal" officeooo:rsid="00186c60" style:font-weight-asian="normal" style:font-weight-complex="normal"/>
    </style:style>
    <style:style style:name="T10" style:family="text">
      <style:text-properties fo:language="de" fo:country="DE" fo:font-weight="normal" officeooo:rsid="001cd360" style:font-weight-asian="normal" style:font-weight-complex="normal"/>
    </style:style>
    <style:style style:name="T11" style:family="text">
      <style:text-properties fo:language="de" fo:country="DE" fo:font-weight="normal" officeooo:rsid="002525e3" style:font-weight-asian="normal" style:font-weight-complex="normal"/>
    </style:style>
    <style:style style:name="T12" style:family="text">
      <style:text-properties fo:language="de" fo:country="DE" fo:font-weight="normal" officeooo:rsid="0026036f" style:font-weight-asian="normal" style:font-weight-complex="normal"/>
    </style:style>
    <style:style style:name="T13" style:family="text">
      <style:text-properties fo:language="de" fo:country="DE" fo:font-weight="normal" officeooo:rsid="002b233d" style:font-weight-asian="normal" style:font-weight-complex="normal"/>
    </style:style>
    <style:style style:name="T14" style:family="text">
      <style:text-properties fo:language="de" fo:country="DE" fo:font-weight="normal" officeooo:rsid="002ca243" style:font-weight-asian="normal" style:font-weight-complex="normal"/>
    </style:style>
    <style:style style:name="T15" style:family="text">
      <style:text-properties fo:language="de" fo:country="DE" fo:font-weight="normal" officeooo:rsid="00515018" style:font-weight-asian="normal" style:font-weight-complex="normal"/>
    </style:style>
    <style:style style:name="T16" style:family="text">
      <style:text-properties fo:language="de" fo:country="DE" fo:font-weight="normal" officeooo:rsid="00548bab" style:font-weight-asian="normal" style:font-weight-complex="normal"/>
    </style:style>
    <style:style style:name="T17" style:family="text">
      <style:text-properties fo:language="de" fo:country="DE" fo:font-weight="normal" officeooo:rsid="005d0ca3" style:font-weight-asian="normal" style:font-weight-complex="normal"/>
    </style:style>
    <style:style style:name="T18" style:family="text">
      <style:text-properties fo:language="de" fo:country="DE" fo:font-weight="normal" officeooo:rsid="0061dce1" style:font-weight-asian="normal" style:font-weight-complex="normal"/>
    </style:style>
    <style:style style:name="T19" style:family="text">
      <style:text-properties fo:language="de" fo:country="DE" fo:font-weight="normal" officeooo:rsid="0066544a" style:font-weight-asian="normal" style:font-weight-complex="normal"/>
    </style:style>
    <style:style style:name="T20" style:family="text">
      <style:text-properties fo:language="de" fo:country="DE" fo:font-style="italic" fo:font-weight="normal" officeooo:rsid="001583a6" style:font-style-asian="italic" style:font-weight-asian="normal" style:font-style-complex="italic" style:font-weight-complex="normal"/>
    </style:style>
    <style:style style:name="T21" style:family="text">
      <style:text-properties fo:language="de" fo:country="DE" officeooo:rsid="0012ec8a"/>
    </style:style>
    <style:style style:name="T22" style:family="text">
      <style:text-properties fo:language="de" fo:country="DE" officeooo:rsid="00181224"/>
    </style:style>
    <style:style style:name="T23" style:family="text">
      <style:text-properties officeooo:rsid="00181224"/>
    </style:style>
    <style:style style:name="T24" style:family="text">
      <style:text-properties fo:font-weight="normal" style:font-weight-asian="normal" style:font-weight-complex="normal"/>
    </style:style>
    <style:style style:name="T25" style:family="text">
      <style:text-properties fo:font-weight="normal" officeooo:rsid="0018c474" style:font-weight-asian="normal" style:font-weight-complex="normal"/>
    </style:style>
    <style:style style:name="T26" style:family="text">
      <style:text-properties fo:font-weight="normal" officeooo:rsid="0018f305" style:font-weight-asian="normal" style:font-weight-complex="normal"/>
    </style:style>
    <style:style style:name="T27" style:family="text">
      <style:text-properties fo:font-weight="normal" officeooo:rsid="00186c60" style:font-weight-asian="normal" style:font-weight-complex="normal"/>
    </style:style>
    <style:style style:name="T28" style:family="text">
      <style:text-properties fo:font-weight="normal" officeooo:rsid="001cd360" style:font-weight-asian="normal" style:font-weight-complex="normal"/>
    </style:style>
    <style:style style:name="T29" style:family="text">
      <style:text-properties fo:font-weight="normal" officeooo:rsid="00204baf" style:font-weight-asian="normal" style:font-weight-complex="normal"/>
    </style:style>
    <style:style style:name="T30" style:family="text">
      <style:text-properties fo:font-weight="normal" officeooo:rsid="00181224" style:font-weight-asian="normal" style:font-weight-complex="normal"/>
    </style:style>
    <style:style style:name="T31" style:family="text">
      <style:text-properties fo:font-weight="normal" officeooo:rsid="00270e58" style:font-weight-asian="normal" style:font-weight-complex="normal"/>
    </style:style>
    <style:style style:name="T32" style:family="text">
      <style:text-properties fo:font-weight="normal" officeooo:rsid="002b233d" style:font-weight-asian="normal" style:font-weight-complex="normal"/>
    </style:style>
    <style:style style:name="T33" style:family="text">
      <style:text-properties fo:font-weight="normal" officeooo:rsid="002ca243" style:font-weight-asian="normal" style:font-weight-complex="normal"/>
    </style:style>
    <style:style style:name="T34" style:family="text">
      <style:text-properties fo:font-weight="normal" officeooo:rsid="002dc453" style:font-weight-asian="normal" style:font-weight-complex="normal"/>
    </style:style>
    <style:style style:name="T35" style:family="text">
      <style:text-properties fo:font-weight="normal" officeooo:rsid="002eef80" style:font-weight-asian="normal" style:font-weight-complex="normal"/>
    </style:style>
    <style:style style:name="T36" style:family="text">
      <style:text-properties fo:font-weight="normal" officeooo:rsid="0031265a" style:font-weight-asian="normal" style:font-weight-complex="normal"/>
    </style:style>
    <style:style style:name="T37" style:family="text">
      <style:text-properties fo:font-weight="normal" officeooo:rsid="0034bedd" style:font-weight-asian="normal" style:font-weight-complex="normal"/>
    </style:style>
    <style:style style:name="T38" style:family="text">
      <style:text-properties fo:font-weight="normal" officeooo:rsid="00371b67" style:font-weight-asian="normal" style:font-weight-complex="normal"/>
    </style:style>
    <style:style style:name="T39" style:family="text">
      <style:text-properties fo:font-weight="normal" officeooo:rsid="001afdc2" style:font-weight-asian="normal" style:font-weight-complex="normal"/>
    </style:style>
    <style:style style:name="T40" style:family="text">
      <style:text-properties fo:font-weight="normal" officeooo:rsid="003af9fb" style:font-weight-asian="normal" style:font-weight-complex="normal"/>
    </style:style>
    <style:style style:name="T41" style:family="text">
      <style:text-properties fo:font-weight="normal" officeooo:rsid="003cb2b2" style:font-weight-asian="normal" style:font-weight-complex="normal"/>
    </style:style>
    <style:style style:name="T42" style:family="text">
      <style:text-properties fo:font-weight="normal" officeooo:rsid="0044dfb0" style:font-weight-asian="normal" style:font-weight-complex="normal"/>
    </style:style>
    <style:style style:name="T43" style:family="text">
      <style:text-properties fo:font-weight="normal" officeooo:rsid="00565fd5" style:font-weight-asian="normal" style:font-weight-complex="normal"/>
    </style:style>
    <style:style style:name="T44" style:family="text">
      <style:text-properties fo:font-weight="normal" officeooo:rsid="005d0ca3" style:font-weight-asian="normal" style:font-weight-complex="normal"/>
    </style:style>
    <style:style style:name="T45" style:family="text">
      <style:text-properties fo:font-weight="normal" officeooo:rsid="0062cbb3" style:font-weight-asian="normal" style:font-weight-complex="normal"/>
    </style:style>
    <style:style style:name="T46" style:family="text">
      <style:text-properties fo:font-weight="normal" officeooo:rsid="0066544a" style:font-weight-asian="normal" style:font-weight-complex="normal"/>
    </style:style>
    <style:style style:name="T47" style:family="text">
      <style:text-properties officeooo:rsid="001f2314"/>
    </style:style>
    <style:style style:name="T48" style:family="text">
      <style:text-properties fo:font-style="italic" fo:font-weight="normal" officeooo:rsid="001cd360" style:font-style-asian="italic" style:font-weight-asian="normal" style:font-style-complex="italic" style:font-weight-complex="normal"/>
    </style:style>
    <style:style style:name="T49" style:family="text">
      <style:text-properties fo:font-style="italic" fo:font-weight="normal" officeooo:rsid="00186c60" style:font-style-asian="italic" style:font-weight-asian="normal" style:font-style-complex="italic" style:font-weight-complex="normal"/>
    </style:style>
    <style:style style:name="T50" style:family="text">
      <style:text-properties officeooo:rsid="002337c8"/>
    </style:style>
    <style:style style:name="T51" style:family="text">
      <style:text-properties officeooo:rsid="0024b918"/>
    </style:style>
    <style:style style:name="T52" style:family="text">
      <style:text-properties officeooo:rsid="00270e58"/>
    </style:style>
    <style:style style:name="T53" style:family="text">
      <style:text-properties officeooo:rsid="002dc453"/>
    </style:style>
    <style:style style:name="T54" style:family="text">
      <style:text-properties officeooo:rsid="0034bedd"/>
    </style:style>
    <style:style style:name="T55" style:family="text">
      <style:text-properties officeooo:rsid="00371b67"/>
    </style:style>
    <style:style style:name="T56" style:family="text">
      <style:text-properties officeooo:rsid="00393dfb"/>
    </style:style>
    <style:style style:name="T57" style:family="text">
      <style:text-properties officeooo:rsid="0039f8be"/>
    </style:style>
    <style:style style:name="T58" style:family="text">
      <style:text-properties officeooo:rsid="003af9fb"/>
    </style:style>
    <style:style style:name="T59" style:family="text">
      <style:text-properties officeooo:rsid="003da2b0"/>
    </style:style>
    <style:style style:name="T60" style:family="text">
      <style:text-properties officeooo:rsid="003e4630"/>
    </style:style>
    <style:style style:name="T61" style:family="text">
      <style:text-properties officeooo:rsid="00415e84"/>
    </style:style>
    <style:style style:name="T62" style:family="text">
      <style:text-properties officeooo:rsid="0044dfb0"/>
    </style:style>
    <style:style style:name="T63" style:family="text">
      <style:text-properties officeooo:rsid="00455b5c"/>
    </style:style>
    <style:style style:name="T64" style:family="text">
      <style:text-properties officeooo:rsid="00487d0a"/>
    </style:style>
    <style:style style:name="T65" style:family="text">
      <style:text-properties officeooo:rsid="004d8dfe"/>
    </style:style>
    <style:style style:name="T66" style:family="text">
      <style:text-properties officeooo:rsid="005009b3"/>
    </style:style>
    <style:style style:name="T67" style:family="text">
      <style:text-properties officeooo:rsid="00565fd5"/>
    </style:style>
    <style:style style:name="T68" style:family="text">
      <style:text-properties officeooo:rsid="00595bac"/>
    </style:style>
    <style:style style:name="T69" style:family="text">
      <style:text-properties officeooo:rsid="0061dc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Programm Aufbau und Übersicht</text:h>
      <text:p text:style-name="P1"/>
      <text:p text:style-name="P2">In diesem Abschnitt wird auf d<text:span text:style-name="T69">as</text:span> geschriebene Software<text:span text:style-name="T69">programm</text:span> und die Konfiguration des Rasbery-Pi‘s eingegangen.</text:p>
      <text:p text:style-name="P2"/>
      <text:h text:style-name="P47" text:outline-level="2">Anforderung</text:h>
      <text:p text:style-name="P3"><text:span text:style-name="T1">Mit </text:span><text:span text:style-name="T4">Rasbery-Pi, RS232 Erweiterungs-Platine </text:span><text:span text:style-name="T5">und AD/DA Expansion Board soll die Thermokammer auf vorgegebene Temperaturen geregelt werden.</text:span></text:p>
      <text:p text:style-name="P8"><text:s/></text:p>
      <text:h text:style-name="P47" text:outline-level="2">Konfiguration</text:h>
      <text:p text:style-name="P9"/>
      <text:p text:style-name="P4"><text:span text:style-name="T6">Auf dem </text:span><text:span text:style-name="T4">Rasbery-Pi </text:span><text:span text:style-name="T6">wurde das Raspbian Betriebssystem installiert. In diesem wurde die <text:s/></text:span><text:span text:style-name="T3">bcm2835-1.52</text:span><text:span text:style-name="T6"> Bibliothek installiert um das </text:span><text:span text:style-name="T5">AD/DA Expansion Board </text:span><text:span text:style-name="T6">in C++ ansprechen zu können. </text:span></text:p>
      <text:p text:style-name="P5"><text:span text:style-name="T6">Um die <text:s/></text:span><text:span text:style-name="T4">RS232 Erweiterungs-Platine </text:span><text:span text:style-name="T6">nutzen zu können musste im Konfigurationsmenü des Pi‘s d</text:span><text:span text:style-name="T7">as serial interface auf enabled gesetzt werden. Danach wurde die Hardwareschnittstelle ttyAMA0 in /dev aufgeführt. Um diese im Programm nutzen zu können musste noch der Systemdienst </text:span><text:span text:style-name="T6">serial-getty@ttyAMA0.service </text:span><text:span text:style-name="T7">beendet werden, da dieser sonst die Schnittstelle für sich beansprucht und diese blockiert. Hierzu wurde in der </text:span><text:span text:style-name="T17">~</text:span><text:span text:style-name="T7">/</text:span><text:span text:style-name="T4">.</text:span><text:span text:style-name="T6">bashrc </text:span><text:span text:style-name="T7">die folgende Zeile hinzugefügt:</text:span></text:p>
      <text:p text:style-name="P5"><text:span text:style-name="T6"><text:s/></text:span><text:span text:style-name="T20">sudo systemctl stop serial-getty@ttyAMA0.service</text:span></text:p>
      <text:p text:style-name="P43"><text:span text:style-name="T6">D</text:span><text:span text:style-name="T3">ieses Kommando wird nach dem Start des Pi‘s ausgeführt und beendet den </text:span><text:span text:style-name="T8">Systemdienst.</text:span></text:p>
      <text:p text:style-name="P12"/>
      <text:p text:style-name="P44"><text:span text:style-name="T8">U</text:span><text:span text:style-name="T3">m das </text:span><text:span text:style-name="T15">erstellte Programm </text:span><text:span text:style-name="T18">auf dem Pi</text:span><text:span text:style-name="T15"> auszuführen muss diese mit Admin Rechten gestartet werden. </text:span><text:span text:style-name="T16">Hierzu wird das sudo Schlüsselwort vom Terminal aus verwendet.</text:span></text:p>
      <text:p text:style-name="P14">sudo ./Programm</text:p>
      <text:p text:style-name="P13">Um das Programm neu zu kompilieren kann im Terminal das folgende Kommando verwendet werden: </text:p>
      <text:p text:style-name="P15">g++ main.cpp pid.cpp serial.cpp gpio.cpp -std=c++11 -lbcm2835</text:p>
      <text:p text:style-name="P13"/>
      <text:p text:style-name="P10"/>
      <text:h text:style-name="P48" text:outline-level="2"><text:span text:style-name="T11">Erstellte </text:span><text:span text:style-name="T4">S</text:span><text:span text:style-name="T3">oftware</text:span></text:h>
      <text:p text:style-name="P6"><text:span text:style-name="T3">Zur Regelung der Thermokammer wurde ein C++ Programm geschrieben. </text:span><text:span text:style-name="T9">Dieses wurde in 3 Klassen unterteilt die im folgenden beschrieben werden.</text:span></text:p>
      <text:p text:style-name="P11"/>
      <text:h text:style-name="P49" text:outline-level="3">AD/DA Expansion Board <text:span text:style-name="T23">Ansteuerung</text:span> <text:span text:style-name="T23">(gpio.cpp)</text:span></text:h>
      <text:p text:style-name="P45"><text:span text:style-name="T27">In </text:span><text:span text:style-name="T43">der</text:span><text:span text:style-name="T27"> </text:span><text:span text:style-name="T49">ADDA_GPIO</text:span><text:span text:style-name="T27"> <text:s/>Klasse wird das Setup des AD/DA Expansion Boards vorgenommen und </text:span><text:span text:style-name="T46">die</text:span><text:span text:style-name="T27"> Funktionen bereitgestellt mit den</text:span><text:span text:style-name="T32">en</text:span><text:span text:style-name="T27"> die Ausgänge angesteuert </text:span><text:span text:style-name="T25">und die </text:span><text:span text:style-name="T27">Eingänge ausgelesen werden können. </text:span></text:p>
      <text:p text:style-name="P38"><text:span text:style-name="T26">Die Klasse baut dazu auf dem Beispiel </text:span><text:span text:style-name="T26"><office:annotation><dc:date>2017-07-22T09:37:02.277998168</dc:date><text:p>&lt;!--StartFragment--&gt;</text:p></office:annotation></text:span><text:span text:style-name="T26">AD-DA_test.c <text:s/></text:span><text:span text:style-name="T44">der</text:span><text:span text:style-name="T26"> waveshare.com </text:span><text:span text:style-name="T46">W</text:span><text:span text:style-name="T26">iki auf, </text:span><text:span text:style-name="T33">welches</text:span><text:span text:style-name="T26"> </text:span><text:span text:style-name="T32">die </text:span><text:span text:style-name="T13">bcm2835-1.52</text:span><text:span text:style-name="T6"> Bibliothek </text:span><text:span text:style-name="T13">zur Ansteuerung </text:span><text:span text:style-name="T14">des Boards</text:span><text:span text:style-name="T13"> verwendet</text:span><text:span text:style-name="T26">.</text:span><text:span text:style-name="T26"><office:annotation><dc:date>2017-07-22T09:37:02.278062185</dc:date><text:p>&lt;!--EndFragment--&gt;</text:p></office:annotation></text:span></text:p>
      <text:p text:style-name="P37"><text:span text:style-name="T24">Das bestehende C Programm wurde in eine C++ Klasse „</text:span><text:span text:style-name="T30">gpio.cpp</text:span><text:span text:style-name="T24">“ umgeschrieben und mit eine</text:span><text:span text:style-name="T45">r</text:span><text:span text:style-name="T24"> passenden </text:span><text:span text:style-name="T31">H</text:span><text:span text:style-name="T24">eader</text:span><text:span text:style-name="T31">datei</text:span><text:span text:style-name="T24"> „</text:span><text:span text:style-name="T30">gpio.</text:span><text:span text:style-name="T24">h“ erweitert. </text:span></text:p>
      <text:p text:style-name="P22">Nach außen hin <text:span text:style-name="T52">werden</text:span> die <text:span text:style-name="T67">öffentlichen</text:span> Funktionen set_output_voltage() und get_AD_voltage() bereitgestellt <text:span text:style-name="T52">um aktuelle Messwerte zu erfassen und Regelwerte auszugeben</text:span>. </text:p>
      <text:p text:style-name="P24">Im Konstruktor der Klasse <text:span text:style-name="T68">wird</text:span> die Initialisierung <text:span text:style-name="T67">des Boardes und der Kanäle durchgeführt. Im </text:span>Destruktor <text:span text:style-name="T67">wird der </text:span>Verbindungsabbau <text:span text:style-name="T67">zum Board durchgeführt.</text:span></text:p>
      <text:p text:style-name="P17"/>
      <text:p text:style-name="P22"/>
      <text:h text:style-name="P49" text:outline-level="3">RS232 <text:span text:style-name="T23">Kommunikation</text:span> <text:span text:style-name="T23">(serial.cpp)</text:span></text:h>
      <text:p text:style-name="P7"><text:span text:style-name="T28">Die </text:span><text:span text:style-name="T48">Serial</text:span><text:span text:style-name="T28"> Klasse basiert auf dem Beispiel zur </text:span><text:span text:style-name="T29">V</text:span><text:span text:style-name="T28">erwendung des <text:s/>uart Serialports von </text:span><text:span text:style-name="T24">raspberry-projects.com/pi/programming-in-c/uart-serial-port/using-the-uart.</text:span></text:p>
      <text:p text:style-name="P18"><text:span text:style-name="T47">Hier werden die Funktionen zum Initialisieren, </text:span>Senden <text:span text:style-name="T47">und Auslesen der seriellen Schnittstelle implementiert. Das Beispiel Programm wurde ebenfalls in eine C++ Klasse mit <text:s/>Headerdatei umgeschrieben. </text:span></text:p>
      <text:p text:style-name="P39"><text:span text:style-name="T33">Im Konstruktor </text:span><text:span text:style-name="T34">wird die serielle Schnittstelle auf dem Pi geöffnet und dabei die folgenden Parameter verwendet: <text:s/>8 Bit Daten breite, </text:span>Baud rate <text:span text:style-name="T53">=</text:span> <text:span text:style-name="T34">9600 Bit/s </text:span><text:span text:style-name="T35">und keine Paritätsprüfung</text:span><text:span text:style-name="T34">. </text:span></text:p>
      <text:p text:style-name="P23"><text:span text:style-name="T53">Im</text:span> Destruktor der Klasse <text:span text:style-name="T53">wird</text:span> <text:span text:style-name="T53">die</text:span> <text:span text:style-name="T53">serielle Schnittstelle wieder geschlossen</text:span>.</text:p>
      <text:p text:style-name="P18"><text:span text:style-name="T47">Die Funktionen zum </text:span>Senden <text:span text:style-name="T47">und Auslesen von Daten wurden so angepasst das diese einfache Strings als Rückgabewert und Parameter verwenden. Damit ist es im weiteren Programm einfacher die empfangenen Daten nach Schlüsselwörtern zu durchsuchen. </text:span></text:p>
      <text:p text:style-name="P25">Sollte die Funktion zum Auslesen später für längere Strings verwendet werden muss gegebenenfalls das Charakter Array in dieser Funktion in seiner Länge angepasst werden. Dieses ist im Moment 256 Charakter groß.</text:p>
      <text:p text:style-name="P17"/>
      <text:p text:style-name="P16"/>
      <text:h text:style-name="P49" text:outline-level="3"><text:soft-page-break/><text:span text:style-name="T21">P</text:span><text:span text:style-name="T2">ID-Regler </text:span><text:span text:style-name="T22">Implementierung</text:span><text:span text:style-name="T2"> </text:span><text:span text:style-name="T22">(pid.cpp)</text:span></text:h>
      <text:p text:style-name="P7"><text:span text:style-name="T10">Die PID-Rgler Klasse basiert auf dem Beispiel zur </text:span><text:span text:style-name="T12">I</text:span><text:span text:style-name="T10">mplementierung eins PID-Reglers in <text:s/></text:span><text:span text:style-name="T19">C++</text:span><text:span text:style-name="T10"> von </text:span><text:span text:style-name="T3">https://gist.github.com/bradley219/5373998. </text:span><text:span text:style-name="T12">Dieses wurde </text:span><text:span text:style-name="T19">vereinfacht und mit </text:span><text:span text:style-name="T12">einem variablen delta t erweitert.</text:span></text:p>
      <text:p text:style-name="P40"><text:span text:style-name="T33">Im Konstruktor </text:span><text:span text:style-name="T37">der Klasse </text:span><text:span text:style-name="T36">werden die Regelparameter Maximal- und Minimal</text:span><text:span text:style-name="T37">regel</text:span><text:span text:style-name="T36">wert <text:s text:c="3"/></text:span><text:span text:style-name="T42">(+ 5V und -5 V)</text:span><text:span text:style-name="T36"> sowie die Reglerkonstanten Kp, Kd und Ki übergeben</text:span><text:span text:style-name="T34">. </text:span></text:p>
      <text:p text:style-name="P41"><text:span text:style-name="T37">Um den nächsten Regelwert zu ermittel wird über die </text:span>calculate<text:span text:style-name="T54">() Funktion <text:s/>der aktuelle Sollwert mit den Istwert verglichen und zusammen mit der verstrichenen Zeit seit der letzten Berechnung verrechnet. Der Rückgabewert der Funktion entspricht dem neuen Regelwert.</text:span></text:p>
      <text:p text:style-name="P35"/>
      <text:h text:style-name="P50" text:outline-level="3"/>
      <text:h text:style-name="P52" text:outline-level="3">Main</text:h>
      <text:p text:style-name="P42"><text:span text:style-name="T39">Im </text:span><text:span text:style-name="T38">M</text:span><text:span text:style-name="T39">ain Teil des Programms werden die 3 zuvor beschriebenen Klassen instantiiert und zur Regelung der Temperatur eingesetzt. </text:span><text:span text:style-name="T40">Die Regelparameter des PID- Reglers sind hier hinterlegt </text:span><text:span text:style-name="T41">und werden beim I</text:span><text:span text:style-name="T39">nstantiier</text:span><text:span text:style-name="T41">en des Reglers übergeben</text:span><text:span text:style-name="T40">.</text:span></text:p>
      <text:p text:style-name="P31"/>
      <text:p text:style-name="P29">In einer <text:span text:style-name="T60">do-</text:span>while Schleife <text:span text:style-name="T60">befindet sich der Hauptteil des Programms. </text:span></text:p>
      <text:p text:style-name="P29"><text:span text:style-name="T60">Hier</text:span> wird die serielle Schnittstelle ausgelesen und bei <text:span text:style-name="T59">einer </text:span>vorhanden<text:span text:style-name="T59">en</text:span> Nachricht, diese auf Schlüsselwörter durchsucht. So kann dem Programm mitgeteilt werden welche Soll -temperatur einzustellen ist, ob mit PID oder 2 Punkt Regelung gearbeitet werden soll und ob die Messung nun beendet werden kann. </text:p>
      <text:p text:style-name="P28"><text:span text:style-name="T58">Es wird in jedem Zyklus der Schleife die aktuelle Spannung am Temperatursensor ausgelesen und diese in die aktuelle Temperatur umgerechnet. <text:s/>Die Umrechnung der gemessenen Spannung in eine Temperatur wird in der </text:span>convert_voltage_to_temperature() <text:span text:style-name="T55">Funktion vorgenommen. Die hierbei verwendeten Umrechnungsfaktoren wurden aus einem Vergleich des Temperatursensors mit einem kalibrierten Sensor berechnet.</text:span></text:p>
      <text:p text:style-name="P34">Die gemessene Spannung und die daraus berechnete Temperatur sowie die aktuelle Messzeit wird jeweils an einen Vektor angeknüpft. </text:p>
      <text:p text:style-name="P30">Mit der gemessenen Temperatur und der berechneten Zeitdifferenz wird die Regelfunktion des PID- Reglers aufgerufen <text:span text:style-name="T64">und ein neuer Regelwert berechnet</text:span>.</text:p>
      <text:p text:style-name="P33">Falls die PID-Regelung verwendet wird, wird der berechnete Regelwert <text:span text:style-name="T62">zunächst überprüft ob dieser positiv oder negativ ist. Ein positiver Regelwert wird verwendet um die Wärmepads anzusprechen, ein negativer Regelwert wird als Absolutwert an das Peltieelement weiter gereicht. </text:span></text:p>
      <text:p text:style-name="P32">Falls die 2 Punkt Regelung eingestellt wurde wird beim überschreiten des Sollwertes das Peltieelement mit voller Leistung eingeschaltet. Beim Unterschreiten des Sollwertes <text:span text:style-name="T61">werden die </text:span>Wärmepads mit voller Leistung eingeschaltet.</text:p>
      <text:p text:style-name="P27">In jedem Programmzyklus wird eine Nachricht <text:span text:style-name="T63">über die serielle Schnittstelle </text:span>an den PC geschickt in der sich die aktuelle Messzeit und Temperatur befindet. </text:p>
      <text:p text:style-name="P26">Zu<text:span text:style-name="T57">m</text:span> Ende der Main Funktion werden Wärmepads und Peltieelement <text:span text:style-name="T57">wieder </text:span>abgeschaltet <text:span text:style-name="T65">und die Messwerte- Vektoren in eine CSV- Datei abgespeichert</text:span>.</text:p>
      <text:p text:style-name="P26"/>
      <text:h text:style-name="P52" text:outline-level="3">Interaktion über Powershell</text:h>
      <text:p text:style-name="P19">Um mit dem <text:span text:style-name="T66">erstellten P</text:span>rogramm arbeiten <text:span text:style-name="T50">zu können </text:span>m<text:span text:style-name="T50">ü</text:span>ss<text:span text:style-name="T50">en</text:span> <text:span text:style-name="T50">vom PC aus die Messungsparameter über die serielle Schnittstelle an das Pi übertragen werden. Hierzu kann unter Windows die Powershell verwendet werden. Die vom Programm akzeptierten Parameter sowie Initialisierung wird im folgenden aufgeführt.</text:span></text:p>
      <text:h text:style-name="P51" text:outline-level="3"/>
      <text:p text:style-name="P21">Serienelle Verbindung öffnen:</text:p>
      <text:p text:style-name="Text_20_body">$port= new-Object System.IO.Ports.SerialPort COM1,9600,None,8</text:p>
      <text:p text:style-name="Text_20_body">$port.Open()</text:p>
      <text:p text:style-name="Text_20_body"/>
      <text:p text:style-name="P36">Solltemperatur dem Programm übermitteln <text:span text:style-name="T56">(Punkt als Kommastelle verwenden)</text:span>:</text:p>
      <text:p text:style-name="Text_20_body">$port.WriteLine(“temp=40.<text:span text:style-name="T50">55</text:span>”)</text:p>
      <text:p text:style-name="Text_20_body"/>
      <text:p text:style-name="P36">PID <text:span text:style-name="T51">oder</text:span> 2 Punkt Regelung verwenden:</text:p>
      <text:p text:style-name="Text_20_body">$port.WriteLine(“pid”<text:span text:style-name="T50">)</text:span></text:p>
      <text:p text:style-name="P36">oder</text:p>
      <text:p text:style-name="Text_20_body">$port.WriteLine(“2p”)</text:p>
      <text:p text:style-name="Text_20_body"/>
      <text:p text:style-name="P36">Aktuellen Messwert auslesen:</text:p>
      <text:p text:style-name="Text_20_body">$port.DiscardInBuffer()</text:p>
      <text:p text:style-name="Text_20_body">$port.ReadLine()</text:p>
      <text:h text:style-name="Heading_20_3" text:outline-level="3"/>
      <text:p text:style-name="P36">Messung beenden:</text:p>
      <text:p text:style-name="Text_20_body">$port.WriteLine(“ende”)</text:p>
      <text:p text:style-name="Text_20_body"/>
      <text:p text:style-name="P36">Verbindung schließen:</text:p>
      <text:p text:style-name="Text_20_body">$port.Clos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4M41S</meta:editing-duration>
    <meta:editing-cycles>79</meta:editing-cycles>
    <meta:generator>LibreOffice/5.3.1.2$Linux_X86_64 LibreOffice_project/30m0$Build-2</meta:generator>
    <dc:date>2017-07-24T08:43:14.027165196</dc:date>
    <meta:document-statistic meta:table-count="0" meta:image-count="0" meta:object-count="0" meta:page-count="5" meta:paragraph-count="62" meta:word-count="918" meta:character-count="7007" meta:non-whitespace-character-count="6121"/>
    <meta:user-defined meta:name="Info 1"/>
    <meta:user-defined meta:name="Info 2"/>
    <meta:user-defined meta:name="Info 3"/>
    <meta:user-defined meta:name="Info 4"/>
  </office:meta>
</office:document-meta>
</file>